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98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2.31mm"/>
    </style:style>
    <style:style style:name="co5" style:family="table-column">
      <style:table-column-properties fo:break-before="auto" style:column-width="19.23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37mm"/>
    </style:style>
    <style:style style:name="co9" style:family="table-column">
      <style:table-column-properties fo:break-before="auto" style:column-width="37.98mm"/>
    </style:style>
    <style:style style:name="ro1" style:family="table-row">
      <style:table-row-properties style:row-height="12.2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0000" fo:border="0.06pt solid #000000"/>
    </style:style>
    <style:style style:name="ce8" style:family="table-cell" style:parent-style-name="Default">
      <style:table-cell-properties fo:background-color="#66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99e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1c99e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18a303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7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66cc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7d43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8a303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7f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7d43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MM Connector Electrical Pinou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16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J-45 Ethernet Pin</text:p>
          </table:table-cell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J-45 Ethernet Pin</text:p>
          </table:table-cell>
          <table:table-cell/>
          <table:table-cell table:style-name="ce3" office:value-type="string" calcext:value-type="string">
            <text:p>Ma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+50V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+50V</text:p>
          </table:table-cell>
          <table:table-cell table:number-columns-repeated="2"/>
          <table:table-cell table:style-name="ce6" table:formula="of:=CONCATENATE(&quot;Pin &quot;;[.A2];&quot; mates with &quot;;[.D2])" office:value-type="string" office:string-value="Pin 1 mates with 12" calcext:value-type="string">
            <text:p>Pin 1 mates with 1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+50V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+50V</text:p>
          </table:table-cell>
          <table:table-cell table:number-columns-repeated="2"/>
          <table:table-cell table:style-name="ce6" table:formula="of:=CONCATENATE(&quot;Pin &quot;;[.A3];&quot; mates with &quot;;[.D3])" office:value-type="string" office:string-value="Pin 2 mates with 13" calcext:value-type="string">
            <text:p>Pin 2 mates with 1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+50V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+50V</text:p>
          </table:table-cell>
          <table:table-cell table:number-columns-repeated="2"/>
          <table:table-cell table:style-name="ce6" table:formula="of:=CONCATENATE(&quot;Pin &quot;;[.A4];&quot; mates with &quot;;[.D4])" office:value-type="string" office:string-value="Pin 3 mates with 14" calcext:value-type="string">
            <text:p>Pin 3 mates with 1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/C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N/C</text:p>
          </table:table-cell>
          <table:table-cell table:number-columns-repeated="2"/>
          <table:table-cell table:style-name="ce6" table:formula="of:=CONCATENATE(&quot;Pin &quot;;[.A5];&quot; mates with &quot;;[.D5])" office:value-type="string" office:string-value="Pin 4 mates with 15" calcext:value-type="string">
            <text:p>Pin 4 mates with 1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GND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  <table:table-cell table:style-name="ce6" table:formula="of:=CONCATENATE(&quot;Pin &quot;;[.A6];&quot; mates with &quot;;[.D6])" office:value-type="string" office:string-value="Pin 5 mates with 16" calcext:value-type="string">
            <text:p>Pin 5 mates with 1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  <table:table-cell table:style-name="ce6" table:formula="of:=CONCATENATE(&quot;Pin &quot;;[.A7];&quot; mates with &quot;;[.D7])" office:value-type="string" office:string-value="Pin 6 mates with 17" calcext:value-type="string">
            <text:p>Pin 6 mates with 1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GND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  <table:table-cell table:style-name="ce6" table:formula="of:=CONCATENATE(&quot;Pin &quot;;[.A8];&quot; mates with &quot;;[.D8])" office:value-type="string" office:string-value="Pin 7 mates with 18" calcext:value-type="string">
            <text:p>Pin 7 mates with 1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I_DA+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BI_DA-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6" table:formula="of:=CONCATENATE(&quot;Pin &quot;;[.A9];&quot; mates with &quot;;[.D9])" office:value-type="string" office:string-value="Pin 8 mates with 19" calcext:value-type="string">
            <text:p>Pin 8 mates with 1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BI_DB+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BI_DB-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table:style-name="ce6" table:formula="of:=CONCATENATE(&quot;Pin &quot;;[.A10];&quot; mates with &quot;;[.D10])" office:value-type="string" office:string-value="Pin 9 mates with 20" calcext:value-type="string">
            <text:p>Pin 9 mates with 2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BI_DC+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I_DC-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table:formula="of:=CONCATENATE(&quot;Pin &quot;;[.A11];&quot; mates with &quot;;[.D11])" office:value-type="string" office:string-value="Pin 10 mates with 21" calcext:value-type="string">
            <text:p>Pin 10 mates with 2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BI_DD+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BI_DD-</text:p>
          </table:table-cell>
          <table:table-cell table:style-name="ce24" office:value-type="float" office:value="8" calcext:value-type="float">
            <text:p>8</text:p>
          </table:table-cell>
          <table:table-cell/>
          <table:table-cell table:style-name="ce6" table:formula="of:=CONCATENATE(&quot;Pin &quot;;[.A12];&quot; mates with &quot;;[.D12])" office:value-type="string" office:string-value="Pin 11 mates with 22" calcext:value-type="string">
            <text:p>Pin 11 mates with 22</text:p>
          </table:table-cell>
          <table:table-cell/>
        </table:table-row>
        <table:table-row table:style-name="ro2" table:number-rows-repeated="2">
          <table:table-cell table:style-name="Default"/>
          <table:table-cell/>
          <table:table-cell table:style-name="ce1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3" office:value-type="string" calcext:value-type="string">
            <text:p>Note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4" table:number-rows-spanned="6">
            <text:p>This electrical connector is designed to be fully non-gendered. <text:s/>The polarity of ethernet twisted pairs can be reversed during normal operation; the ethernet controller compensates for this.</text:p>
          </table:table-cell>
          <table:covered-table-cell/>
          <table:covered-table-cell table:style-name="ce15"/>
          <table:covered-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covered-table-cell table:style-name="ce15"/>
          <table:covered-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covered-table-cell table:style-name="ce15"/>
          <table:covered-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covered-table-cell table:style-name="ce15"/>
          <table:covered-table-cell table:style-name="ce14"/>
          <table:table-cell table:style-name="ce14" table:number-columns-repeated="3"/>
          <table:table-cell table:number-columns-repeated="2"/>
        </table:table-row>
        <table:table-row table:style-name="ro2">
          <table:covered-table-cell table:style-name="Default"/>
          <table:covered-table-cell/>
          <table:covered-table-cell table:style-name="Default"/>
          <table:covered-table-cell table:style-name="ce15"/>
          <table:table-cell table:style-name="ce21"/>
          <table:table-cell table:style-name="ce15"/>
          <table:table-cell table:style-name="ce14"/>
          <table:table-cell table:number-columns-repeated="2"/>
        </table:table-row>
        <table:table-row table:style-name="ro2">
          <table:covered-table-cell table:style-name="Default"/>
          <table:covered-table-cell/>
          <table:covered-table-cell table:style-name="Default"/>
          <table:covered-table-cell table:style-name="ce15"/>
          <table:table-cell table:style-name="ce15" table:number-columns-repeated="3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/>
          <table:table-cell table:style-name="ce21"/>
          <table:table-cell table:style-name="ce15"/>
          <table:table-cell table:style-name="ce21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 table:number-columns-repeated="2"/>
          <table:table-cell table:style-name="ce21"/>
          <table:table-cell table:style-name="ce15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/>
          <table:table-cell table:style-name="ce21"/>
          <table:table-cell table:style-name="ce15" table:number-columns-repeated="2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 table:number-columns-repeated="4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/>
          <table:table-cell table:style-name="ce21"/>
          <table:table-cell table:style-name="ce15" table:number-columns-repeated="2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 table:number-columns-repeated="2"/>
          <table:table-cell table:style-name="ce21"/>
          <table:table-cell table:style-name="ce1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00-00-00</text:date>, <text:time style:data-style-name="N2" text:time-value="13:13:43.676613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4T18:47:41.213837174</meta:creation-date>
    <dc:date>2018-09-18T13:27:15.942279695</dc:date>
    <dc:creator>Rachel </dc:creator>
    <meta:editing-duration>PT1H53M50S</meta:editing-duration>
    <meta:editing-cycles>13</meta:editing-cycles>
    <meta:generator>LibreOffice/5.1.6.2$Linux_X86_64 LibreOffice_project/10m0$Build-2</meta:generator>
    <meta:document-statistic meta:table-count="1" meta:cell-count="72" meta:object-count="0"/>
  </office:meta>
</office:document-meta>
</file>